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27.6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73" calcext:value-type="float">
            <text:p>73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52" calcext:value-type="float">
            <text:p>52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float" office:value="13" calcext:value-type="float">
            <text:p>13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39" calcext:value-type="float">
            <text:p>39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39" calcext:value-type="float">
            <text:p>39</text:p>
          </table:table-cell>
          <table:table-cell table:style-name="ce14" office:value-type="float" office:value="34" calcext:value-type="float">
            <text:p>34</text:p>
          </table:table-cell>
          <table:table-cell table:style-name="ce17" table:formula="of:=[.D26]" office:value-type="float" office:value="0" calcext:value-type="float">
            <text:p>0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29" calcext:value-type="float">
            <text:p>2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COMPLE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COMPLETE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 office:value-type="string" calcext:value-type="string">
            <text:p>Calculate_Model_Fields</text:p>
          </table:table-cell>
          <table:table-cell office:value-type="float" office:value="2.5" calcext:value-type="float">
            <text:p>2.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.5" calcext:value-type="float">
            <text:p>2.5</text:p>
          </table:table-cell>
          <table:table-cell table:style-name="ce21" table:number-columns-repeated="5"/>
          <table:table-cell table:style-name="ce34"/>
          <table:table-cell table:style-name="ce35" office:value-type="string" calcext:value-type="string">
            <text:p>Calculate total weight, cost of parts, power limited, battery life, and speed</text:p>
          </table:table-cell>
          <table:table-cell table:style-name="ce35" office:value-type="string" calcext:value-type="string">
            <text:p>I can show customers, s.a, p.m, and boss all values in a model</text:p>
          </table:table-cell>
          <table:table-cell table:style-name="ce35" office:value-type="string" calcext:value-type="string">
            <text:p>CLI</text:p>
          </table:table-cell>
          <table:table-cell table:style-name="ce35"/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7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New_Custome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w_Associate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8]+[.I39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w_Orders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9]+[.I40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4">
          <table:table-cell table:style-name="ce5" office:value-type="string" calcext:value-type="string">
            <text:p>Save_History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40]+[.I41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3">
          <table:table-cell table:style-name="ce5" office:value-type="string" calcext:value-type="string">
            <text:p>GUI_Window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1]+[.I42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arts_GUI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2]+[.I43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dels_GUI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3]+[.I44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Catalog_GUI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4]+[.I45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5]+[.I46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6]+[.I47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7]+[.I48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8]+[.I49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9]+[.I50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50]+[.I51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2]+[.I53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3]+[.I54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4]+[.I55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5]+[.I56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6]+[.I57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9]+[.I60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60]+[.I61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1]+[.I62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2]+[.I63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4]+[.I65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5]+[.I66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_Backlog_(3)" table:style-name="ta1">
        <table:shapes>
          <draw:frame draw:z-index="0" draw:name="Chart 1" draw:style-name="gr1" svg:width="295.37pt" svg:height="146.07pt" svg:x="321.76pt" svg:y="18.09pt">
            <loext:p draw:notify-on-update-of-ranges="'Sprint_3_Backlog_(3)'.B6:'Sprint_3_Backlog_(3)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04" calcext:value-type="date">
            <text:p>4/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1" calcext:value-type="date">
            <text:p>4/1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Customer class in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Customer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Customers into the Shop clas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Sales Associate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S.A.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Sale’s Associate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Orders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constructor</text:p>
          </table:table-cell>
          <table:table-cell table:style-name="ce7" office:value-type="string" calcext:value-type="string">
            <text:p>Compel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s method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setters method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4_Backlog_(4)" table:style-name="ta1">
        <table:shapes>
          <draw:frame draw:z-index="0" draw:name="Chart 1" draw:style-name="gr1" svg:width="295.37pt" svg:height="146.07pt" svg:x="321.76pt" svg:y="18.09pt">
            <loext:p draw:notify-on-update-of-ranges="'Sprint_4_Backlog_(4)'.B6:'Sprint_4_Backlog_(4)'.B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10" calcext:value-type="date">
            <text:p>4/10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7" calcext:value-type="date">
            <text:p>4/17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Started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rint_5_Backlog_(5)" table:style-name="ta1">
        <table:shapes>
          <draw:frame draw:z-index="0" draw:name="Chart 1" draw:style-name="gr1" svg:width="295.37pt" svg:height="146.07pt" svg:x="321.76pt" svg:y="18.09pt">
            <loext:p draw:notify-on-update-of-ranges="'Sprint_5_Backlog_(5)'.B6:'Sprint_5_Backlog_(5)'.B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18" calcext:value-type="date">
            <text:p>4/1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string" calcext:value-type="string">
            <text:p>04/24/20017 00:00:0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Started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menu item for add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callback for add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custom dialog for input of model data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menu item for list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callback for list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rint_6_Backlog_(6)" table:style-name="ta1">
        <table:shapes>
          <draw:frame draw:z-index="0" draw:name="Chart 1" draw:style-name="gr1" svg:width="295.37pt" svg:height="146.07pt" svg:x="321.76pt" svg:y="18.09pt">
            <loext:p draw:notify-on-update-of-ranges="'Sprint_6_Backlog_(6)'.B6:'Sprint_6_Backlog_(6)'.B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24" calcext:value-type="date">
            <text:p>4/2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5-02" calcext:value-type="date">
            <text:p>5/2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menu item for add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callback for add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custom dialog for input of model data</text:p>
          </table:table-cell>
          <table:table-cell office:value-type="string" calcext:value-type="string">
            <text:p>Compt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menu item for list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callback for list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_BrowseCatalog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list of robots, prices, and descriptions for order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9:38:03.33267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5-02T02:46:48.085605019</dc:date>
    <meta:editing-cycles>64</meta:editing-cycles>
    <meta:editing-duration>P1DT1H16M59S</meta:editing-duration>
    <meta:document-statistic meta:table-count="7" meta:cell-count="142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3_Backlog_(3)'.B6:'Sprint_3_Backlog_(3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3_Backlog_(3)'.B6:'Sprint_3_Backlog_(3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'Sprint_3_Backlog_(3)'.B6:'Sprint_3_Backlog_(3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4_Backlog_(4)'.B6:'Sprint_4_Backlog_(4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4_Backlog_(4)'.B6:'Sprint_4_Backlog_(4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'Sprint_4_Backlog_(4)'.B6:'Sprint_4_Backlog_(4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5_Backlog_(5)'.B6:'Sprint_5_Backlog_(5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5_Backlog_(5)'.B6:'Sprint_5_Backlog_(5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'Sprint_5_Backlog_(5)'.B6:'Sprint_5_Backlog_(5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44cm" svg:y="0.238cm" chart:style-name="ch2">
          <text:p>Sprint 6
 Burn Chart</text:p>
        </chart:title>
        <chart:plot-area chart:style-name="ch3" table:cell-range-address="'Sprint_6_Backlog_(6)'.B6:'Sprint_6_Backlog_(6)'.B13" svg:x="1.219cm" svg:y="1.676cm" svg:width="8.994cm" svg:height="2.394cm">
          <chartooo:coordinate-region svg:x="1.532cm" svg:y="1.875cm" svg:width="8.362cm" svg:height="1.548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314cm" chart:style-name="ch7">
              <text:p>Days</text:p>
            </chart:title>
            <chart:grid chart:style-name="ch8" chart:class="major"/>
          </chart:axis>
          <chart:series chart:style-name="ch9" chart:values-cell-range-address="'Sprint_6_Backlog_(6)'.B6:'Sprint_6_Backlog_(6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_6_Backlog_(6)'.B6:'Sprint_6_Backlog_(6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